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1b2055" officeooo:paragraph-rsid="002a6d4b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6d4b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6d4b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6c0e6" officeooo:paragraph-rsid="0026c0e6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3be5a" officeooo:paragraph-rsid="0026c0e6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c0cf7" officeooo:paragraph-rsid="002c0cf7"/>
    </style:style>
    <style:style style:name="T1" style:family="text">
      <style:text-properties officeooo:rsid="001c188a"/>
    </style:style>
    <style:style style:name="T2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fo:font-size="12pt" fo:letter-spacing="normal" fo:font-style="normal" fo:font-weight="normal" officeooo:rsid="001f8014"/>
    </style:style>
    <style:style style:name="T4" style:family="text">
      <style:text-properties fo:font-variant="normal" fo:text-transform="none" fo:color="#222222" loext:opacity="100%" fo:font-size="12pt" fo:letter-spacing="normal" fo:font-style="normal" fo:font-weight="normal" officeooo:rsid="0025a96f"/>
    </style:style>
    <style:style style:name="T5" style:family="text">
      <style:text-properties fo:font-variant="normal" fo:text-transform="none" fo:color="#222222" loext:opacity="100%" fo:font-size="12pt" fo:letter-spacing="normal" fo:font-style="normal" fo:font-weight="normal" officeooo:rsid="00264e0a"/>
    </style:style>
    <style:style style:name="T6" style:family="text">
      <style:text-properties officeooo:rsid="0023c543"/>
    </style:style>
    <style:style style:name="T7" style:family="text">
      <style:text-properties officeooo:rsid="00292ea4"/>
    </style:style>
    <style:style style:name="T8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8">xx</text:span> - Controls</text:p>
          </table:table-cell>
          <table:table-cell table:style-name="Table1.A1" office:value-type="string">
            <text:p text:style-name="P4">2xx - Ground</text:p>
          </table:table-cell>
          <table:table-cell table:style-name="Table1.A1" office:value-type="string">
            <text:p text:style-name="P4">3xx - Flight</text:p>
          </table:table-cell>
          <table:table-cell table:style-name="Table1.D1" office:value-type="string">
            <text:p text:style-name="P4">4xx - A2A</text:p>
          </table:table-cell>
          <table:table-cell table:style-name="Table1.D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2"><text:span text:style-name="T6">6</text:span><text:span text:style-name="T7">0</text:span><text:span text:style-name="T6">1</text:span><text:span text:style-name="T1"> - </text:span>Notes, Quirks, and Trivia</text:p>
      <text:p text:style-name="P1"/>
      <text:list text:style-name="L1">
        <text:list-item>
          <text:p text:style-name="P5">Bugs:</text:p>
          <text:list>
            <text:list-item>
              <text:p text:style-name="P6"><text:span text:style-name="T3">N</text:span><text:span text:style-name="T2">o verbal acknowledgment from ground crew when rearming, or when done with rearming. <text:s/></text:span><text:span text:style-name="T4">However it does </text:span><text:span text:style-name="T5">briefly </text:span><text:span text:style-name="T4">appear in text at the top of the screen.</text:span></text:p>
            </text:list-item>
          </text:list>
        </text:list-item>
        <text:list-item>
          <text:p text:style-name="P7"><text:span text:style-name="T4">L</text:span><text:span text:style-name="T2">166V is an IR jammer, not implemented, and no plans to impleme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7T14:01:35.651000000</dc:date>
    <meta:editing-duration>PT4H34M45S</meta:editing-duration>
    <meta:editing-cycles>3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0" meta:word-count="66" meta:character-count="321" meta:non-whitespace-character-count="267"/>
  </office:meta>
</office:document-meta>
</file>